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jercicios de calentamient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1. Indica el tipo de objeto de los siguietes elementos:</text:p>
            <text:p/>
            <text:p>3.25</text:p>
            <text:p>True</text:p>
            <text:p>Hola</text:p>
            <text:p>-32</text:p>
            <text:p>None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jercicios de calentamiento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>2. Indica el resultado y tipo de objeto de las siguietes expresiones:</text:p>
            <text:p/>
            <text:p>3 + 5.0</text:p>
            <text:p>25/5</text:p>
            <text:p>True and True</text:p>
            <text:p>25%5</text:p>
            <text:p>5&gt;3&lt;7</text:p>
            <text:p>False and True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jercicios de calentamiento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3. Tengo dos variables a = 25.0 y b = 2. ¿Cuál es el resultado de las siguientes expresiones:</text:p>
            <text:p/>
            <text:p>a//b</text:p>
            <text:p>b**b</text:p>
            <text:p>c = a*b</text:p>
            <text:p>c&gt;a</text:p>
            <text:p>c%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1:17:00.789391695</meta:creation-date>
    <dc:date>2016-03-10T11:22:27.399835456</dc:date>
    <meta:editing-duration>PT5M28S</meta:editing-duration>
    <meta:editing-cycles>1</meta:editing-cycles>
    <meta:document-statistic meta:object-count="33"/>
    <meta:generator>LibreOffice/4.4.7.2$Linux_X86_64 LibreOffice_project/40m0$Build-2</meta:generator>
  </office:meta>
</office:document-meta>
</file>